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5c47"/>
    </style:style>
    <style:style style:name="P2" style:family="paragraph" style:parent-style-name="Standard">
      <style:paragraph-properties fo:text-align="start" style:justify-single-word="false"/>
      <style:text-properties officeooo:paragraph-rsid="001d5c47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d5c47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d5c47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d5c47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d5c47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d5c47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d5c47"/>
    </style:style>
    <style:style style:name="P10" style:family="paragraph" style:parent-style-name="Table_20_Contents">
      <style:paragraph-properties fo:text-align="center" style:justify-single-word="false"/>
      <style:text-properties officeooo:paragraph-rsid="001d5c47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d5c47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d5c47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d5c4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20ce85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d5c47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d5c47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3" style:data-style-name="N0">8.03</text:variable-set>: <text:span text:style-name="T2">Arc Length</text:span></text:p>
      <text:list xml:id="list5107052366281576563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75937639555686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75936845438674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75937908852870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75937286735077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75937657709776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75936154680173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75936944880656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75937390727766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75938030465358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75938041036540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75938252317271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75937104583061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75937918228937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75938184737377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5936915712277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5936377697322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5937123588885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5937089787735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7"><draw:image xlink:href="Pictures/10000201000000EF00000100086FBE9F.png" xlink:type="simple" xlink:show="embed" xlink:actuate="onLoad"/></draw:frame> <text:s text:c="20"/>Name:<text:tab/><text:tab/><text:date style:data-style-name="N37" text:date-value="2017-01-19T07:59:36.108481991" text:date-adjust="PT24H00M00S">01/2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372001846</meta:creation-date>
    <meta:editing-duration>PT8M10S</meta:editing-duration>
    <meta:editing-cycles>4</meta:editing-cycles>
    <meta:generator>LibreOffice/4.3.7.2$Linux_X86_64 LibreOffice_project/430$Build-2</meta:generator>
    <dc:date>2017-01-19T07:59:36.025595408</dc:date>
    <meta:document-statistic meta:table-count="2" meta:image-count="2" meta:object-count="4" meta:page-count="2" meta:paragraph-count="33" meta:word-count="264" meta:character-count="1387" meta:non-whitespace-character-count="1121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